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1" style:family="paragraph">
      <style:text-properties fo:font-family="'AvantGarde LT ExtraLight'" style:font-pitch="variable" fo:font-size="66pt" style:font-size-asian="66pt" style:font-size-complex="66pt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20pt"/>
    </style:style>
    <style:style style:name="P4" style:family="paragraph">
      <style:paragraph-properties fo:text-align="end"/>
    </style:style>
    <style:style style:name="P5" style:family="paragraph">
      <style:text-properties fo:font-size="36pt" style:font-size-asian="36pt" style:font-size-complex="36pt"/>
    </style:style>
    <style:style style:name="T1" style:family="text">
      <style:text-properties fo:font-family="'AvantGarde LT ExtraLight'" style:font-pitch="variable" fo:font-size="44pt" style:font-size-asian="44pt" style:font-size-complex="44pt"/>
    </style:style>
    <style:style style:name="T2" style:family="text">
      <style:text-properties fo:font-family="'Avenir LT 35 Light'" style:font-pitch="variable" fo:font-size="20pt" style:font-size-asian="20pt" style:font-size-complex="20pt"/>
    </style:style>
    <style:style style:name="T3" style:family="text">
      <style:text-properties fo:font-family="'Avenir LT 35 Light'" style:font-pitch="variable" fo:font-size="9pt" style:font-size-asian="9pt" style:font-size-complex="9pt"/>
    </style:style>
    <style:style style:name="T4" style:family="text">
      <style:text-properties fo:font-family="'Avenir LT 35 Light'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family="'Avenir LT 35 Light'" style:font-pitch="variable"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'Avenir LT 35 Light'" style:font-pitch="variable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font-family="'Avenir LT 35 Light'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family="Garamond" style:font-family-generic="roman" style:font-pitch="variable" fo:font-size="40pt" style:font-size-asian="40pt" style:font-size-complex="40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811cm" svg:x="1.4cm" svg:y="0.685cm" presentation:class="title" presentation:user-transformed="true">
          <draw:text-box>
            <text:p><text:span text:style-name="T1">Wrangling Court Data on a National Level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2">A presentation by</text:span></text:p>
            <text:p><text:span text:style-name="T3"/></text:p>
            <text:p><text:span text:style-name="T4">Mike Lissner</text:span></text:p>
            <text:p><text:span text:style-name="T5"/></text:p>
            <text:p><text:span text:style-name="T2">creator of </text:span></text:p>
            <text:p><text:span text:style-name="T3"/></text:p>
            <text:p><text:span text:style-name="T4">CourtListener.com</text:span></text:p>
            <text:p><text:span text:style-name="T6">and</text:span></text:p>
            <text:p><text:span text:style-name="T4">Juriscraper</text:span></text:p>
            <text:p><text:span text:style-name="T5"/></text:p>
            <text:p><text:span text:style-name="T7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The agend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ho am I?</text:p>
              </text:list-item>
              <text:list-item>
                <text:p>What is CourtListener?</text:p>
              </text:list-item>
              <text:list-item>
                <text:p>What is Juriscraper?</text:p>
                <text:list>
                  <text:list-item>
                    <text:p>How does it work? </text:p>
                  </text:list-item>
                  <text:list-item>
                    <text:p>What does it do?</text:p>
                  </text:list-item>
                  <text:list-item>
                    <text:p>How can you contribute? </text:p>
                  </text:list-item>
                  <text:list-item>
                    <text:p>What's the future hold?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</text:p>
          </draw:text-box>
        </draw:frame>
        <draw:frame presentation:style-name="pr5" draw:text-style-name="P2" draw:layer="layout" svg:width="25.199cm" svg:height="13.859cm" svg:x="1.471cm" svg:y="5.08cm" presentation:class="outline" presentation:user-transformed="true">
          <draw:text-box>
            <text:list text:style-name="L2">
              <text:list-item>
                <text:p><text:span text:style-name="T9">Mike Lissner</text:span></text:p>
              </text:list-item>
              <text:list-item>
                <text:p><text:span text:style-name="T9">Not:</text:span></text:p>
                <text:list>
                  <text:list-item>
                    <text:p><text:span text:style-name="T9">A lawyer</text:span></text:p>
                  </text:list-item>
                  <text:list-item>
                    <text:p><text:span text:style-name="T9">A computer scientist</text:span></text:p>
                  </text:list-item>
                </text:list>
              </text:list-item>
              <text:list-item>
                <text:p><text:span text:style-name="T9">Am:</text:span></text:p>
                <text:list>
                  <text:list-item>
                    <text:p><text:span text:style-name="T9">Grad from UC Berkeley School of Information</text:span></text:p>
                  </text:list-item>
                  <text:list-item>
                    <text:p><text:span text:style-name="T9">Employee of a search company you </text:span><text:span text:style-name="T10">may</text:span><text:span text:style-name="T11"> know</text:span></text:p>
                  </text:list-item>
                  <text:list-item>
                    <text:p><text:span text:style-name="T9">Open source/access enthusiast</text:span></text:p>
                  </text:list-item>
                </text:list>
              </text:list-item>
              <text:list-item>
                <text:p><text:span text:style-name="T9">Have blog at http://michaeljaylissner.com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>Learned law from various classes, but still an amateur</text:span></text:p>
              <text:p><text:span text:style-name="T12"/></text:p>
              <text:p><text:span text:style-name="T12">Learned CS from various classes, and moving along.</text:span></text:p>
              <text:p><text:span text:style-name="T12"/></text:p>
              <text:p><text:span text:style-name="T12">Specialized in policy and law, but also enjoyed building things. Story about how I can't really do policy work, and found making things more interesting anyway.</text:span>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CourtListener Backgroun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arted in 2010</text:p>
              </text:list-item>
              <text:list-item>
                <text:p>Aggregates data and provides alerts</text:p>
              </text:list-item>
              <text:list-item>
                <text:p>Powerful search engine</text:p>
              </text:list-item>
              <text:list-item>
                <text:p>Data dumps</text:p>
              </text:list-item>
              <text:list-item>
                <text:p>Citation linking (see Rowyn's presentation!)</text:p>
              </text:list-item>
              <text:list-item>
                <text:p>Free. Free. Free.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><text:s/></text:span></text:p>
            </draw:text-box>
          </draw:frame>
          <draw:frame presentation:style-name="pr3" draw:layer="layout" svg:width="17.271cm" svg:height="12.322cm" svg:x="2.16cm" svg:y="13.271cm">
            <draw:text-box>
              <text:p>Started as a master's project</text:p>
              <text:p/>
              <text:p>Has Federal courts, and working on state</text:p>
              <text:p/>
              <text:p>Powered by Solr with some tweaks around the edges</text:p>
              <text:p/>
              <text:p>Flexible data dump API</text:p>
              <text:p/>
              <text:p>Free as in no-cost.</text:p>
              <text:p>Free as in open source.</text:p>
              <text:p>Free as in take our data.</text:p>
              <text:p/>
              <text:p>Quick demo: <text:a xlink:href="http://crt.li/x/Bd8">http://crt.li/x/Bd8</text:a></text:p>
              <text:p><text:tab/>Rowyn's presentation is up next, here.</text:p>
              <text:p><text:tab/>Brian: 2:30, tomorrow, track 3.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Juriscraper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ur main topic du jour.</text:p>
              </text:list-item>
              <text:list-item>
                <text:p>A newer project used live on CourtListener</text:p>
              </text:list-item>
              <text:list-item>
                <text:p>A simple open source scraper that anybody can u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Juriscraper's Featu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tensibility</text:p>
              </text:list-item>
              <text:list-item>
                <text:p>Solid, modern code</text:p>
              </text:list-item>
              <text:list-item>
                <text:p>Character detection and normalization</text:p>
              </text:list-item>
              <text:list-item>
                <text:p>Simple installation</text:p>
              </text:list-item>
              <text:list-item>
                <text:p>Harmonization</text:p>
              </text:list-item>
              <text:list-item>
                <text:p>Sophisticated title casing</text:p>
              </text:list-item>
              <text:list-item>
                <text:p>Sanity checking and hard failur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nsibility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upports:</text:p>
                <text:list>
                  <text:list-item>
                    <text:p>Varied geographies (countries, states, federal)</text:p>
                  </text:list-item>
                  <text:list-item>
                    <text:p>Languages</text:p>
                  </text:list-item>
                  <text:list-item>
                    <text:p>Media types (video, oral arguments, text)</text:p>
                  </text:list-item>
                </text:list>
              </text:list-item>
              <text:list-item>
                <text:p>Currently has scrapers for:</text:p>
                <text:list>
                  <text:list-item>
                    <text:p>Federal Appeals courts</text:p>
                  </text:list-item>
                  <text:list-item>
                    <text:p>Some states</text:p>
                  </text:list-item>
                  <text:list-item>
                    <text:p>Some special jurisdictions</text:p>
                  </text:list-item>
                  <text:list-item>
                    <text:p>Some back scra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odern Cod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quires: DRY, OO, PEP8</text:p>
              </text:list-item>
              <text:list-item>
                <text:p>Uses:</text:p>
                <text:list>
                  <text:list-item>
                    <text:p>Python 2.7</text:p>
                  </text:list-item>
                  <text:list-item>
                    <text:p>lxml and XPath</text:p>
                  </text:list-item>
                  <text:list-item>
                    <text:p>Requests</text:p>
                  </text:list-item>
                  <text:list-item>
                    <text:p>chard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aracter Encoding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Detects the declaration in XML or HTML pages</text:p>
              </text:list-item>
              <text:list-item>
                <text:p>If that's missing, then sniffs the encoding based on the binary data.</text:p>
              </text:list-item>
              <text:list-item>
                <text:p>Normalizes everything to UTF-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rmoniz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ords like, “et al, appellant, executor”, etc. all get removed.</text:p>
              </text:list-item>
              <text:list-item>
                <text:p>All forms of “USA” get normalized (U.S.A., U.S., United States, US, etc.)</text:p>
              </text:list-item>
              <text:list-item>
                <text:p>All forms of “vs” get normalized.</text:p>
              </text:list-item>
              <text:list-item>
                <text:p>Text gets titlecased if needed (much harder than it seems!)</text:p>
              </text:list-item>
              <text:list-item>
                <text:p>Junk punctuation gets removed/replaced</text:p>
              </text:list-item>
              <text:list-item>
                <text:p>Dates get converted to Python objects and results are guaranteed in reverse chronological order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811cm" svg:x="1.4cm" svg:y="0.685cm" presentation:class="title" presentation:user-transformed="true">
          <draw:text-box>
            <text:p>Sanity Checking and <text:line-break/>Hard Failures</text:p>
          </draw:text-box>
        </draw:frame>
        <draw:frame presentation:style-name="pr5" draw:layer="layout" svg:width="25.199cm" svg:height="13.859cm" svg:x="1.491cm" svg:y="5.69cm" presentation:class="outline" presentation:user-transformed="true">
          <draw:text-box>
            <text:list text:style-name="L2">
              <text:list-item>
                <text:p>Court websites change frequently</text:p>
              </text:list-item>
              <text:list-item>
                <text:p>If our meta data is bad, we should fail completely and loudl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4.679cm" svg:x="1.4cm" svg:y="0.251cm" presentation:class="title" presentation:user-transformed="true">
          <draw:text-box>
            <text:p>Integrating Juriscraper<text:line-break/><text:span text:style-name="T13">aka</text:span><text:line-break/>“All about the Caller”</text:p>
          </draw:text-box>
        </draw:frame>
        <draw:frame presentation:style-name="pr5" draw:layer="layout" svg:width="25.199cm" svg:height="13.859cm" svg:x="1.27cm" svg:y="6.35cm" presentation:class="outline" presentation:user-transformed="true">
          <draw:text-box>
            <text:list text:style-name="L2">
              <text:list-item>
                <text:p>You have to build a “caller”</text:p>
              </text:list-item>
              <text:list-item>
                <text:p>You'll want:</text:p>
                <text:list>
                  <text:list-item>
                    <text:p>Duplicate detection</text:p>
                  </text:list-item>
                  <text:list-item>
                    <text:p>Minimal impact on court websites</text:p>
                  </text:list-item>
                  <text:list-item>
                    <text:p>Mimetype detection</text:p>
                  </text:list-item>
                  <text:list-item>
                    <text:p>OCR</text:p>
                  </text:list-item>
                  <text:list-item>
                    <text:p>PDF “Decryption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322cm" svg:x="2.414cm" svg:y="13.335cm" presentation:class="notes" presentation:user-transformed="true">
            <draw:text-box>
              <text:p><text:span text:style-name="T12">Here's how each of these things works:</text:span></text:p>
              <text:p><text:span text:style-name="T12"/></text:p>
              <text:p><text:span text:style-name="T12">Bar</text:span></text:p>
              <text:p><text:span text:style-name="T12"/></text:p>
              <text:p><text:span text:style-name="T12">Baz</text:span></text:p>
              <text:p><text:span text:style-name="T12"/></text:p>
              <text:p><text:span text:style-name="T12">But luckily...next slide...(“we built you a sample caller!”)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uplicate Detection</text:p>
          </draw:text-box>
        </draw:frame>
        <draw:frame presentation:style-name="pr5" draw:layer="layout" svg:width="25.199cm" svg:height="15.24cm" svg:x="1.27cm" svg:y="4.445cm" presentation:class="outline" presentation:user-transformed="true">
          <draw:text-box>
            <text:list text:style-name="L2">
              <text:list-item>
                <text:p>Test if the site has changed using a hash</text:p>
              </text:list-item>
              <text:list-item>
                <text:p>If so, extract the meta data from the page using Juriscraper.</text:p>
              </text:list-item>
              <text:list-item>
                <text:p>Iterate over the items, download their text or binary.</text:p>
                <text:list>
                  <text:list-item>
                    <text:p>If a hash of the text or binary is new, save the item and proceed to the next</text:p>
                  </text:list-item>
                  <text:list-item>
                    <text:p>Else, dup_count++</text:p>
                  </text:list-item>
                </text:list>
              </text:list-item>
              <text:list-item>
                <text:p>If proceeding, check the date of the next item. </text:p>
                <text:list>
                  <text:list-item>
                    <text:p>If prior to the dup we found, terminate. </text:p>
                  </text:list-item>
                  <text:list-item>
                    <text:p>Else check a hash on the next item.</text:p>
                  </text:list-item>
                </text:list>
              </text:list-item>
              <text:list-item>
                <text:p>If five dup_count == 5, termin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322cm" svg:x="2.414cm" svg:y="13.33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mpact Minimization</text:p>
          </draw:text-box>
        </draw:frame>
        <draw:frame presentation:style-name="pr5" draw:layer="layout" svg:width="25.199cm" svg:height="15.24cm" svg:x="1.27cm" svg:y="4.445cm" presentation:class="outline" presentation:user-transformed="true">
          <draw:text-box>
            <text:list text:style-name="L2">
              <text:list-item>
                <text:p>Methods:</text:p>
                <text:list>
                  <text:list-item>
                    <text:p>Reasonable duplicate detection algorithms</text:p>
                  </text:list-item>
                  <text:list-item>
                    <text:p>User-agent set to “juriscraper”</text:p>
                  </text:list-item>
                  <text:list-item>
                    <text:p>Free sharing of data via our A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322cm" svg:x="2.414cm" svg:y="13.33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Mimetypes, OCR and PDFs</text:p>
          </draw:text-box>
        </draw:frame>
        <draw:frame presentation:style-name="pr5" draw:layer="layout" svg:width="25.199cm" svg:height="8.89cm" svg:x="1.27cm" svg:y="4.445cm" presentation:class="outline" presentation:user-transformed="true">
          <draw:text-box>
            <text:list text:style-name="L2">
              <text:list-item>
                <text:p>Mimetypes can be detected via “magic numbers”</text:p>
              </text:list-item>
              <text:list-item>
                <text:p>Text can then be extracted.</text:p>
              </text:list-item>
              <text:list-item>
                <text:p>If no text, use OCR.</text:p>
              </text:list-item>
              <text:list-item>
                <text:p>If text is garbled, try “decrypting” it</text:p>
              </text:list-item>
            </text:list>
          </draw:text-box>
        </draw:frame>
        <draw:frame presentation:style-name="pr5" draw:text-style-name="P4" draw:layer="layout" svg:width="25.199cm" svg:height="1.905cm" svg:x="2.106cm" svg:y="17.78cm" presentation:class="outline" presentation:user-transformed="true">
          <draw:text-box>
            <text:p text:style-name="P4">This would be awful, but...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322cm" svg:x="2.414cm" svg:y="13.33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27cm" svg:y="7.62cm" presentation:class="title" presentation:user-transformed="true">
          <draw:text-box>
            <text:p>We built a sample caller.</text:p>
          </draw:text-box>
        </draw:frame>
        <draw:frame presentation:style-name="pr4" draw:text-style-name="P5" draw:layer="layout" svg:width="25.199cm" svg:height="3.507cm" svg:x="1.471cm" svg:y="12.7cm" presentation:class="title" presentation:user-transformed="true">
          <draw:text-box>
            <text:p xml:id="id1" text:id="id1"><text:span text:style-name="T14">Two, actually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/></text:p>
              <text:p><text:span text:style-name="T12"/></text:p>
            </draw:text-box>
          </draw:frame>
          <draw:frame presentation:style-name="pr3" draw:text-style-name="P3" draw:layer="layout" svg:width="17.271cm" svg:height="12.322cm" svg:x="2.138cm" svg:y="13.271cm">
            <draw:text-box>
              <text:p><text:span text:style-name="T12">It's on courtlistener</text:span></text:p>
              <text:p><text:span text:style-name="T12"/></text:p>
              <text:p><text:span text:style-name="T12">It's built with Django</text:span></text:p>
              <text:p><text:span text:style-name="T12"/></text:p>
              <text:p><text:span text:style-name="T12">Tesseract</text:span></text:p>
              <text:p><text:span text:style-name="T12"/></text:p>
              <text:p><text:span text:style-name="T12">Mimetype library called xxx</text:span></text:p>
              <text:p><text:span text:style-name="T12"/></text:p>
              <text:p><text:span text:style-name="T12">And sample PDF decryption code</text:span></text:p>
            </draw:text-box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etting involve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o more siloed scrapers!</text:p>
              </text:list-item>
              <text:list-item>
                <text:p>All code is open source (BSD license)</text:p>
              </text:list-item>
              <text:list-item>
                <text:p>Installation is simple (five minutes using pip)</text:p>
              </text:list-item>
              <text:list-item>
                <text:p>We built some custom tools to make development easier.</text:p>
              </text:list-item>
              <text:list-item>
                <text:p>Looking for:</text:p>
                <text:list>
                  <text:list-item>
                    <text:p>More users</text:p>
                  </text:list-item>
                  <text:list-item>
                    <text:p>More develop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>Show LXML tester tool demo.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this is importan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caling is vital.</text:p>
              </text:list-item>
              <text:list-item>
                <text:p>More callers means:</text:p>
                <text:list>
                  <text:list-item>
                    <text:p>More jurisdictions</text:p>
                  </text:list-item>
                  <text:list-item>
                    <text:p>Faster response times</text:p>
                  </text:list-item>
                  <text:list-item>
                    <text:p>Improved code</text:p>
                  </text:list-item>
                  <text:list-item>
                    <text:p>A unified court scraper (user-ag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>“</text:span><text:span text:style-name="T12">All bugs are shallow” </text:span></text:p>
              <text:p><text:span text:style-name="T12"/></text:p>
              <text:p><text:span text:style-name="T12">Talk about the juriscraper user-agent when discussing the unified court scraper topic.</text:span>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Juriscraper's Futur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etter alerts for downed scrapers</text:p>
              </text:list-item>
              <text:list-item>
                <text:p>Court-level rate throttling</text:p>
              </text:list-item>
              <text:list-item>
                <text:p>HTML tidying</text:p>
              </text:list-item>
              <text:list-item>
                <text:p>API Refactoring</text:p>
              </text:list-item>
              <text:list-item>
                <text:p><text:span text:style-name="T15">More courts</text:span>!</text:p>
              </text:list-item>
              <text:list-item>
                <text:p><text:span text:style-name="T9">More backscrapers</text:span></text:p>
              </text:list-item>
              <text:list-item>
                <text:p><text:span text:style-name="T9">More unit test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27cm" svg:y="7.62cm" presentation:class="title" presentation:user-transformed="true">
          <draw:text-box>
            <text:p>Juriscraper Demo/walkthrough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322cm" svg:x="2.159cm" svg:y="13.271cm" presentation:class="notes" presentation:user-transformed="true">
            <draw:text-box>
              <text:p><text:span text:style-name="T12"/></text:p>
              <text:p><text:span text:style-name="T12"/>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ank you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ttp://courtlistener.com/</text:p>
              </text:list-item>
              <text:list-item>
                <text:p>https://bitbucket.org/mlissner/search-and-awareness-platform-courtlistener/</text:p>
              </text:list-item>
              <text:list-item>
                <text:p>https://bitbucket.org/mlissner/juriscraper/ </text:p>
              </text:list-item>
              <text:list-item>
                <text:p>http://michaeljaylissner.com/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93cm" svg:x="2.159cm" svg:y="13.271cm" presentation:class="notes" presentation:user-transformed="true">
            <draw:text-box>
              <text:p><text:span text:style-name="T12">The solution that I created to fill this need does the following: every 30 minutes, it scrapes each of the Federal Appeals Courts, and pulls any new PDFs off the site. </text:span></text:p>
              <text:p><text:span text:style-name="T12">From there, it categorizes, and parses the documents in the database, and rebuilds the search index. </text:span></text:p>
              <text:p><text:span text:style-name="T12"/></text:p>
              <text:p><text:span text:style-name="T12">The result of this is that at any given time, there is a searchable corpus of cases on the site.</text:span></text:p>
              <text:p><text:span text:style-name="T12"/></text:p>
              <text:p><text:span text:style-name="T12">And at the end of each day, and beginning of each week or month, alerts are sent to users.</text:span></text:p>
              <text:p><text:span text:style-name="T12"/></text:p>
              <text:p><text:span text:style-name="T12">RSS feeds are updated constantly.</text:span></text:p>
              <text:p><text:span text:style-name="T12"/></text:p>
              <text:p><text:span text:style-name="T12">[next slide -&gt; search]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Avenir LT 35 Light'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family="'Avenir LT 35 Light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Avenir LT 35 Light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family="'Avenir LT 35 Light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family="'Avenir LT 35 Light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family="'Avenir LT 35 Light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family="'Avenir LT 35 Light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family="'Avenir LT 35 Light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family="'Avenir LT 35 Light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vantGarde LT ExtraLight'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outline1">
      <style:graphic-properties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chael Lissner</meta:initial-creator>
    <meta:creation-date>2010-05-06T23:57:03</meta:creation-date>
    <dc:date>2012-10-05T12:47:22</dc:date>
    <dc:creator>Michael Lissner</dc:creator>
    <meta:editing-duration>P3DT7H21M28S</meta:editing-duration>
    <meta:editing-cycles>35</meta:editing-cycles>
    <meta:generator>LibreOffice/3.5$Linux_X86_64 LibreOffice_project/350m1$Build-2</meta:generator>
    <meta:document-statistic meta:object-count="107"/>
  </office:meta>
</office:document-meta>
</file>